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Session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setLocal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Valu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CharacterEncoding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ndError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Sess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remove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StubRequest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cessInfoProvider.setObjectModel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tubResponse( 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setCharacter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cessInfoProvider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Local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ndError( int sc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cessInfoProvider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cessInfoProvider.set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cessInfoProvider.setRespons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Status( int sc ,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cessInfoProvid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addCookie( javax . servlet . http .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StubSession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remove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search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In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itema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Local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Locale(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putValu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cessInfoProvider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ProcessInfoProvid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Session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